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8c0f3" officeooo:paragraph-rsid="0008c0f3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08c0f3" officeooo:paragraph-rsid="0008c0f3"/>
    </style:style>
    <style:style style:name="P3" style:family="paragraph" style:parent-style-name="Standard">
      <style:text-properties officeooo:paragraph-rsid="0008c0f3"/>
    </style:style>
    <style:style style:name="P4" style:family="paragraph" style:parent-style-name="Text_20_body">
      <style:paragraph-properties fo:margin-top="0cm" fo:margin-bottom="0cm" style:contextual-spacing="false"/>
      <style:text-properties style:font-name="inherit" fo:font-size="12pt" officeooo:rsid="0008c0f3" officeooo:paragraph-rsid="0008c0f3"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0a487f" officeooo:paragraph-rsid="000a487f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0bbfeb" officeooo:paragraph-rsid="000bbfeb"/>
    </style:style>
    <style:style style:name="P7" style:family="paragraph" style:parent-style-name="Text_20_body">
      <style:paragraph-properties fo:margin-top="0cm" fo:margin-bottom="0cm" style:contextual-spacing="false"/>
      <style:text-properties style:text-line-through-style="solid" style:text-line-through-type="single" officeooo:rsid="000bbfeb" officeooo:paragraph-rsid="000bbfeb"/>
    </style:style>
    <style:style style:name="P8" style:family="paragraph" style:parent-style-name="Text_20_body">
      <style:paragraph-properties fo:margin-top="0cm" fo:margin-bottom="0cm" style:contextual-spacing="false"/>
      <style:text-properties style:text-line-through-style="none" style:text-line-through-type="none" officeooo:rsid="000bbfeb" officeooo:paragraph-rsid="000bbfeb"/>
    </style:style>
    <style:style style:name="P9" style:family="paragraph" style:parent-style-name="Text_20_body">
      <style:paragraph-properties fo:margin-top="0cm" fo:margin-bottom="0cm" style:contextual-spacing="false"/>
      <style:text-properties style:text-line-through-style="none" style:text-line-through-type="none" officeooo:rsid="000cecc8" officeooo:paragraph-rsid="000cecc8"/>
    </style:style>
    <style:style style:name="P10" style:family="paragraph" style:parent-style-name="Text_20_body">
      <style:paragraph-properties fo:margin-top="0cm" fo:margin-bottom="0cm" style:contextual-spacing="false"/>
      <style:text-properties style:text-line-through-style="none" style:text-line-through-type="none" officeooo:rsid="000e88af" officeooo:paragraph-rsid="000e88af"/>
    </style:style>
    <style:style style:name="P11" style:family="paragraph" style:parent-style-name="Text_20_body">
      <style:paragraph-properties fo:margin-top="0cm" fo:margin-bottom="0cm" style:contextual-spacing="false"/>
      <style:text-properties style:text-line-through-style="none" style:text-line-through-type="none" officeooo:rsid="00102e36" officeooo:paragraph-rsid="00102e36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8c0f3"/>
    </style:style>
    <style:style style:name="P13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officeooo:rsid="0008c0f3" officeooo:paragraph-rsid="0008c0f3"/>
    </style:style>
    <style:style style:name="T1" style:family="text">
      <style:text-properties officeooo:rsid="0008c0f3"/>
    </style:style>
    <style:style style:name="T2" style:family="text">
      <style:text-properties style:font-name="inherit" loext:padding="0cm" loext:border="none"/>
    </style:style>
    <style:style style:name="T3" style:family="text">
      <style:text-properties officeooo:rsid="000a487f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0cecc8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p.yaguar.com.at</text:p>
      <text:p text:style-name="P1"/>
      <text:p text:style-name="P1">1) logguearse ←</text:p>
      <text:p text:style-name="P3"><text:span text:style-name="T1">2) </text:span><text:span text:style-name="T2">USUARIO: torresmariaeugenia2020@gmail.com</text:span></text:p>
      <text:list xml:id="list358082497" text:style-name="L1">
        <text:list-header>
          <text:p text:style-name="P12"><text:span text:style-name="T1">3) </text:span><text:span text:style-name="T2">PASSWORD: 23302271674</text:span></text:p>
        </text:list-header>
      </text:list>
      <text:list xml:id="list2764124670" text:style-name="L2">
        <text:list-header>
          <text:p text:style-name="P13">4) entras a las cateegorias</text:p>
        </text:list-header>
      </text:list>
      <text:p text:style-name="P4">5) en excel</text:p>
      <text:p text:style-name="P4">6) pegas con el segundo formato en el eexcel</text:p>
      <text:p text:style-name="P2">7) el primer articulo te queda para un costado, correr</text:p>
      <text:p text:style-name="P2">8) me quedo con la descripcion y el precio.</text:p>
      <text:p text:style-name="P2">9) ncon un filtro eliminar casillas vacias: click en columna, te vas a ordenar y filtrar y aplicas filtros, , <text:span text:style-name="T3">pones filas vacias para que te queden y las eliminas . Y luego volves a aplicar un filtro y tildas todo. SELEECIONAR TODO.-</text:span></text:p>
      <text:p text:style-name="P5">10)aRRIBA INSERTAR FILA DE TITULOS. 6 COLUMNAS-DESCRIPCION-1 VACIA-PRECIO</text:p>
      <text:p text:style-name="P5">11) Una vez que agregaste las columnas vacias abris una macro y despues tenes que abrir los archivos de referencia.</text:p>
      <text:p text:style-name="P5">12) abrís archivo macro, archivos de referencia y luego vas a vista y abrís macro y te carga todo.</text:p>
      <text:p text:style-name="P5">13)filtrar y ver que no aparezcan NA, sino buscarlo</text:p>
      <text:p text:style-name="P5">14)poner formato de numero a marcas toda la columna y le das formato numero y a los precios formato moneda, signo pesos deel lado izquiero y el valor valor del otro.</text:p>
      <text:p text:style-name="P6">14) Cadena : Yaguar, sucursal: campana y fecha: la del dia de hoy en todas.</text:p>
      <text:p text:style-name="P6"/>
      <text:p text:style-name="P6"/>
      <text:p text:style-name="P6">------------------------------------------------------------------------------------------------------------------------</text:p>
      <text:p text:style-name="P6"><text:s/>ir al escritorio remoto.</text:p>
      <text:p text:style-name="P6">Ir al PARSEHUB.</text:p>
      <text:p text:style-name="P6">-PROJECTS.</text:p>
      <text:p text:style-name="P7">IR A DIA ONLINE<text:span text:style-name="T4"> APRETAR NUBE AZUL- IR A LA ULTIMA EJECUCION, FLECHA VERDE.</text:span></text:p>
      <text:p text:style-name="P7">IR A CSV Y GUARDAR EN ESCRITORIO REMOTO CON LA FECHADE HOY</text:p>
      <text:p text:style-name="P7">LO COPIAS Y TE LO LLEVAS ATU PC EDF<text:span text:style-name="T4">FE</text:span></text:p>
      <text:p text:style-name="P8">ABRIS NUEVO ARCHIVO DE EXCEL E IR A DATO, DESDE TEXTO, <text:span text:style-name="T5">IMPORTAS EL ARCHIVO QUE QUERES ABRIR Y PONER DELIMITADO Y SEPARADO POR COMAS.</text:span></text:p>
      <text:p text:style-name="P8"/>
      <text:p text:style-name="P9">Columna A borrar las url pero dejar columna. Darla forma final. Corto ean-precioregular y precio tachado y lo pego al lado dela descripcion. </text:p>
      <text:p text:style-name="P9"/>
      <text:p text:style-name="P9">Borrar productos que no tienen precios, ir a columna precio regular y filtrar vacios e eliminar.</text:p>
      <text:p text:style-name="P9">Invertir precio regular a precio tachado.</text:p>
      <text:p text:style-name="P9"><text:s/></text:p>
      <text:p text:style-name="P10">Precio tachado lo pones al lado de la unidad de medida, y al lado del preico prom ocional haces 3 columnas. En el ultimo</text:p>
      <text:p text:style-name="P10">En total te tienen que quedar 5 columnas antes de la marca</text:p>
      <text:p text:style-name="P10">abris la macro, referencias y despues aplicas la macro</text:p>
      <text:p text:style-name="P10"/>
      <text:p text:style-name="P11"><text:soft-page-break/>Agregaste una nueva columna, a esa columna le pegaste la primero columna que te genero la formula. THEN aplicaste filtro a la columna nueva, y borras NA y te queda vacio, volves a fultrar y marcas los que tienen coma <text:s/>y empiezan con 0,…</text:p>
      <text:p text:style-name="P11">Y LOS CAMBIAS POR EL VALOR DE LA SEGUNDA COLUMNA QUE TRAJO LA FORMULA </text:p>
      <text:p text:style-name="P11">VOLVES A APLICAR EL FILTRO PARA QUE VULVAN LOS PRODUCTOS</text:p>
      <text:p text:style-name="P11">LAS DOS COLUMNAS QUE TE TRAJO LA MACRO LAS ELIMINAS XQ YA TERNES LA DATA. </text:p>
      <text:p text:style-name="P11"/>
      <text:p text:style-name="P11"/>
      <text:p text:style-name="P11">Por ULTIMO DARLE FORMATO A LOS VALOS RES DE PRECIO, FORMATO MONEDA.</text:p>
      <text:p text:style-name="P11">MARCAS LA COLUMNA QUE NO TE TRAJO EL SIGNO PESOS. PONES BUSCAR Y SELECCIONAR Y CON LA OPCION REEMPLAR. PONES BUSCAR “.” Y REEMPLAZAR POR “,”. REEEMPLAZAR TODO Y CHAU</text:p>
      <text:p text:style-name="P11">AL PROMOCIONAL FORMATO TEXTO Y AL EAN FORMATO NUMERO.</text:p>
      <text:p text:style-name="P11">METES UN SCROL Y VEZ QUE ESTEN BIEN LOS VALORES!!!</text:p>
      <text:p text:style-name="P11"/>
      <text:p text:style-name="P11">PEGAR MEMBRETE</text:p>
      <text:p text:style-name="P11">VALORES DIA, EL SEGUNDO VACIO <text:s/>NO HAY SUCURSAL Y FECH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34:00.249223963</meta:creation-date>
    <dc:date>2023-04-20T13:18:11.167579956</dc:date>
    <meta:editing-duration>PT3H47M1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505" meta:character-count="2911" meta:non-whitespace-character-count="2439"/>
  </office:meta>
</office:document-meta>
</file>